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861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2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3" table:style-name="ta1">
        <table:table-column table:style-name="co1" table:number-columns-repeated="25" table:default-cell-style-name="Default"/>
        <table:table-row table:style-name="ro1">
          <table:table-cell table:number-columns-repeated="6"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apital Stock</text:p>
          </table:table-cell>
          <table:table-cell office:value-type="string" calcext:value-type="string">
            <text:p>Non-ESM</text:p>
          </table:table-cell>
          <table:table-cell office:value-type="string" calcext:value-type="string">
            <text:p>billion US$2005</text:p>
          </table:table-cell>
          <table:table-cell office:value-type="float" office:value="47995.6090475" calcext:value-type="float">
            <text:p>47995.6090475</text:p>
          </table:table-cell>
          <table:table-cell office:value-type="float" office:value="50762.838826" calcext:value-type="float">
            <text:p>50762.838826</text:p>
          </table:table-cell>
          <table:table-cell office:value-type="float" office:value="53393.8423075" calcext:value-type="float">
            <text:p>53393.8423075</text:p>
          </table:table-cell>
          <table:table-cell office:value-type="float" office:value="57673.0272717" calcext:value-type="float">
            <text:p>57673.0272717</text:p>
          </table:table-cell>
          <table:table-cell office:value-type="float" office:value="62761.168963" calcext:value-type="float">
            <text:p>62761.168963</text:p>
          </table:table-cell>
          <table:table-cell office:value-type="float" office:value="67500.9668788" calcext:value-type="float">
            <text:p>67500.9668788</text:p>
          </table:table-cell>
          <table:table-cell office:value-type="float" office:value="71922.3606305" calcext:value-type="float">
            <text:p>71922.3606305</text:p>
          </table:table-cell>
          <table:table-cell office:value-type="float" office:value="76857.9337871" calcext:value-type="float">
            <text:p>76857.9337871</text:p>
          </table:table-cell>
          <table:table-cell office:value-type="float" office:value="82924.6657406" calcext:value-type="float">
            <text:p>82924.6657406</text:p>
          </table:table-cell>
          <table:table-cell office:value-type="float" office:value="90136.8502987" calcext:value-type="float">
            <text:p>90136.8502987</text:p>
          </table:table-cell>
          <table:table-cell office:value-type="float" office:value="98246.9020727" calcext:value-type="float">
            <text:p>98246.9020727</text:p>
          </table:table-cell>
          <table:table-cell office:value-type="float" office:value="104861.6397493" calcext:value-type="float">
            <text:p>104861.6397493</text:p>
          </table:table-cell>
          <table:table-cell office:value-type="float" office:value="123016.3230739" calcext:value-type="float">
            <text:p>123016.3230739</text:p>
          </table:table-cell>
          <table:table-cell office:value-type="float" office:value="144256.7487237" calcext:value-type="float">
            <text:p>144256.7487237</text:p>
          </table:table-cell>
          <table:table-cell office:value-type="float" office:value="165960.1463486" calcext:value-type="float">
            <text:p>165960.1463486</text:p>
          </table:table-cell>
          <table:table-cell office:value-type="float" office:value="196409.836196" calcext:value-type="float">
            <text:p>196409.836196</text:p>
          </table:table-cell>
          <table:table-cell office:value-type="float" office:value="193928.5370596" calcext:value-type="float">
            <text:p>193928.5370596</text:p>
          </table:table-cell>
          <table:table-cell office:value-type="float" office:value="215226.3715457" calcext:value-type="float">
            <text:p>215226.3715457</text:p>
          </table:table-cell>
          <table:table-cell office:value-type="float" office:value="174025.4987528" calcext:value-type="float">
            <text:p>174025.498752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Non-ESM</text:p>
          </table:table-cell>
          <table:table-cell office:value-type="string" calcext:value-type="string">
            <text:p>billion US$2005/yr</text:p>
          </table:table-cell>
          <table:table-cell office:value-type="float" office:value="3149.7802518" calcext:value-type="float">
            <text:p>3149.7802518</text:p>
          </table:table-cell>
          <table:table-cell office:value-type="float" office:value="2889.059689" calcext:value-type="float">
            <text:p>2889.059689</text:p>
          </table:table-cell>
          <table:table-cell office:value-type="float" office:value="3323.5491439" calcext:value-type="float">
            <text:p>3323.5491439</text:p>
          </table:table-cell>
          <table:table-cell office:value-type="float" office:value="3873.6320108" calcext:value-type="float">
            <text:p>3873.6320108</text:p>
          </table:table-cell>
          <table:table-cell office:value-type="float" office:value="4127.2881538" calcext:value-type="float">
            <text:p>4127.2881538</text:p>
          </table:table-cell>
          <table:table-cell office:value-type="float" office:value="4237.2915202" calcext:value-type="float">
            <text:p>4237.2915202</text:p>
          </table:table-cell>
          <table:table-cell office:value-type="float" office:value="4453.96071" calcext:value-type="float">
            <text:p>4453.96071</text:p>
          </table:table-cell>
          <table:table-cell office:value-type="float" office:value="4893.0511115" calcext:value-type="float">
            <text:p>4893.0511115</text:p>
          </table:table-cell>
          <table:table-cell office:value-type="float" office:value="5440.8628663" calcext:value-type="float">
            <text:p>5440.8628663</text:p>
          </table:table-cell>
          <table:table-cell office:value-type="float" office:value="6005.0634967" calcext:value-type="float">
            <text:p>6005.0634967</text:p>
          </table:table-cell>
          <table:table-cell office:value-type="float" office:value="6559.5783767" calcext:value-type="float">
            <text:p>6559.5783767</text:p>
          </table:table-cell>
          <table:table-cell office:value-type="float" office:value="6210.6044429" calcext:value-type="float">
            <text:p>6210.6044429</text:p>
          </table:table-cell>
          <table:table-cell office:value-type="float" office:value="8507.0649563" calcext:value-type="float">
            <text:p>8507.0649563</text:p>
          </table:table-cell>
          <table:table-cell office:value-type="float" office:value="9022.2544136" calcext:value-type="float">
            <text:p>9022.2544136</text:p>
          </table:table-cell>
          <table:table-cell office:value-type="float" office:value="10609.7319795" calcext:value-type="float">
            <text:p>10609.7319795</text:p>
          </table:table-cell>
          <table:table-cell office:value-type="float" office:value="13239.3723478" calcext:value-type="float">
            <text:p>13239.3723478</text:p>
          </table:table-cell>
          <table:table-cell office:value-type="float" office:value="6626.5988293" calcext:value-type="float">
            <text:p>6626.5988293</text:p>
          </table:table-cell>
          <table:table-cell office:value-type="float" office:value="14188.2956661" calcext:value-type="float">
            <text:p>14188.2956661</text:p>
          </table:table-cell>
          <table:table-cell office:value-type="float" office:value="3575.5627681" calcext:value-type="float">
            <text:p>3575.5627681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pop_SSP2EU</text:p>
          </table:table-cell>
          <table:table-cell office:value-type="string" calcext:value-type="string">
            <text:p>million people</text:p>
          </table:table-cell>
          <table:table-cell/>
          <table:table-cell office:value-type="float" office:value="334.50698684" calcext:value-type="float">
            <text:p>334.50698684</text:p>
          </table:table-cell>
          <table:table-cell office:value-type="float" office:value="333.06807025" calcext:value-type="float">
            <text:p>333.06807025</text:p>
          </table:table-cell>
          <table:table-cell office:value-type="float" office:value="331.74576698" calcext:value-type="float">
            <text:p>331.74576698</text:p>
          </table:table-cell>
          <table:table-cell office:value-type="float" office:value="325.37101951" calcext:value-type="float">
            <text:p>325.37101951</text:p>
          </table:table-cell>
          <table:table-cell office:value-type="float" office:value="320.56571602" calcext:value-type="float">
            <text:p>320.56571602</text:p>
          </table:table-cell>
          <table:table-cell office:value-type="float" office:value="312.21223213" calcext:value-type="float">
            <text:p>312.21223213</text:p>
          </table:table-cell>
          <table:table-cell office:value-type="float" office:value="303.22838602" calcext:value-type="float">
            <text:p>303.22838602</text:p>
          </table:table-cell>
          <table:table-cell office:value-type="float" office:value="295.25133498" calcext:value-type="float">
            <text:p>295.25133498</text:p>
          </table:table-cell>
          <table:table-cell office:value-type="float" office:value="287.94138173" calcext:value-type="float">
            <text:p>287.94138173</text:p>
          </table:table-cell>
          <table:table-cell office:value-type="float" office:value="281.47960506" calcext:value-type="float">
            <text:p>281.47960506</text:p>
          </table:table-cell>
          <table:table-cell office:value-type="float" office:value="275.89811679" calcext:value-type="float">
            <text:p>275.89811679</text:p>
          </table:table-cell>
          <table:table-cell office:value-type="float" office:value="272.29925129" calcext:value-type="float">
            <text:p>272.29925129</text:p>
          </table:table-cell>
          <table:table-cell office:value-type="float" office:value="269.60138954" calcext:value-type="float">
            <text:p>269.60138954</text:p>
          </table:table-cell>
          <table:table-cell office:value-type="float" office:value="263.81461565" calcext:value-type="float">
            <text:p>263.81461565</text:p>
          </table:table-cell>
          <table:table-cell office:value-type="float" office:value="258.24634363" calcext:value-type="float">
            <text:p>258.24634363</text:p>
          </table:table-cell>
          <table:table-cell office:value-type="float" office:value="254.27032034" calcext:value-type="float">
            <text:p>254.27032034</text:p>
          </table:table-cell>
          <table:table-cell office:value-type="float" office:value="251.51183721" calcext:value-type="float">
            <text:p>251.51183721</text:p>
          </table:table-cell>
          <table:table-cell office:value-type="float" office:value="247.74783906" calcext:value-type="float">
            <text:p>247.74783906</text:p>
          </table:table-cell>
          <table:table-cell office:value-type="float" office:value="244.41427469" calcext:value-type="float">
            <text:p>244.41427469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billion US$2005/yr</text:p>
          </table:table-cell>
          <table:table-cell office:value-type="float" office:value="13624.5149588" calcext:value-type="float">
            <text:p>13624.5149588</text:p>
          </table:table-cell>
          <table:table-cell office:value-type="float" office:value="14349.0841953" calcext:value-type="float">
            <text:p>14349.0841953</text:p>
          </table:table-cell>
          <table:table-cell office:value-type="float" office:value="15177.7906028" calcext:value-type="float">
            <text:p>15177.7906028</text:p>
          </table:table-cell>
          <table:table-cell office:value-type="float" office:value="16352.3821453" calcext:value-type="float">
            <text:p>16352.3821453</text:p>
          </table:table-cell>
          <table:table-cell office:value-type="float" office:value="17789.6252228" calcext:value-type="float">
            <text:p>17789.6252228</text:p>
          </table:table-cell>
          <table:table-cell office:value-type="float" office:value="19002.5379874" calcext:value-type="float">
            <text:p>19002.5379874</text:p>
          </table:table-cell>
          <table:table-cell office:value-type="float" office:value="20220.5705541" calcext:value-type="float">
            <text:p>20220.5705541</text:p>
          </table:table-cell>
          <table:table-cell office:value-type="float" office:value="21546.7271964" calcext:value-type="float">
            <text:p>21546.7271964</text:p>
          </table:table-cell>
          <table:table-cell office:value-type="float" office:value="23129.7515087" calcext:value-type="float">
            <text:p>23129.7515087</text:p>
          </table:table-cell>
          <table:table-cell office:value-type="float" office:value="24886.9444964" calcext:value-type="float">
            <text:p>24886.9444964</text:p>
          </table:table-cell>
          <table:table-cell office:value-type="float" office:value="26802.0899197" calcext:value-type="float">
            <text:p>26802.0899197</text:p>
          </table:table-cell>
          <table:table-cell office:value-type="float" office:value="28704.5752007" calcext:value-type="float">
            <text:p>28704.5752007</text:p>
          </table:table-cell>
          <table:table-cell office:value-type="float" office:value="33340.9243773" calcext:value-type="float">
            <text:p>33340.9243773</text:p>
          </table:table-cell>
          <table:table-cell office:value-type="float" office:value="38342.5268978" calcext:value-type="float">
            <text:p>38342.5268978</text:p>
          </table:table-cell>
          <table:table-cell office:value-type="float" office:value="43775.4364189" calcext:value-type="float">
            <text:p>43775.4364189</text:p>
          </table:table-cell>
          <table:table-cell office:value-type="float" office:value="50598.9064483" calcext:value-type="float">
            <text:p>50598.9064483</text:p>
          </table:table-cell>
          <table:table-cell office:value-type="float" office:value="50539.2503082" calcext:value-type="float">
            <text:p>50539.2503082</text:p>
          </table:table-cell>
          <table:table-cell office:value-type="float" office:value="51676.6095466" calcext:value-type="float">
            <text:p>51676.6095466</text:p>
          </table:table-cell>
          <table:table-cell office:value-type="float" office:value="47755.7258878" calcext:value-type="float">
            <text:p>47755.7258878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I</text:p>
          </table:table-cell>
          <table:table-cell table:number-columns-repeated="2"/>
          <table:table-cell table:formula="of:=[.G3]/[.G8]" office:value-type="float" office:value="0.231184762270423" calcext:value-type="float">
            <text:p>0.231184762270423</text:p>
          </table:table-cell>
          <table:table-cell table:formula="of:=[.H3]/[.H8]" office:value-type="float" office:value="0.201341050737322" calcext:value-type="float">
            <text:p>0.201341050737322</text:p>
          </table:table-cell>
          <table:table-cell table:formula="of:=[.I3]/[.I8]" office:value-type="float" office:value="0.218974502342052" calcext:value-type="float">
            <text:p>0.218974502342052</text:p>
          </table:table-cell>
          <table:table-cell table:formula="of:=[.J3]/[.J8]" office:value-type="float" office:value="0.236884875633448" calcext:value-type="float">
            <text:p>0.236884875633448</text:p>
          </table:table-cell>
          <table:table-cell table:formula="of:=[.K3]/[.K8]" office:value-type="float" office:value="0.232005345931081" calcext:value-type="float">
            <text:p>0.232005345931081</text:p>
          </table:table-cell>
          <table:table-cell table:formula="of:=[.L3]/[.L8]" office:value-type="float" office:value="0.222985557140295" calcext:value-type="float">
            <text:p>0.222985557140295</text:p>
          </table:table-cell>
          <table:table-cell table:formula="of:=[.M3]/[.M8]" office:value-type="float" office:value="0.220268794991885" calcext:value-type="float">
            <text:p>0.220268794991885</text:p>
          </table:table-cell>
          <table:table-cell table:formula="of:=[.N3]/[.N8]" office:value-type="float" office:value="0.227090224278587" calcext:value-type="float">
            <text:p>0.227090224278587</text:p>
          </table:table-cell>
          <table:table-cell table:formula="of:=[.O3]/[.O8]" office:value-type="float" office:value="0.235232223063593" calcext:value-type="float">
            <text:p>0.235232223063593</text:p>
          </table:table-cell>
          <table:table-cell table:formula="of:=[.P3]/[.P8]" office:value-type="float" office:value="0.241293723203692" calcext:value-type="float">
            <text:p>0.241293723203692</text:p>
          </table:table-cell>
          <table:table-cell table:formula="of:=[.Q3]/[.Q8]" office:value-type="float" office:value="0.244741301754928" calcext:value-type="float">
            <text:p>0.244741301754928</text:p>
          </table:table-cell>
          <table:table-cell table:formula="of:=[.R3]/[.R8]" office:value-type="float" office:value="0.216362875934445" calcext:value-type="float">
            <text:p>0.216362875934445</text:p>
          </table:table-cell>
          <table:table-cell table:formula="of:=[.S3]/[.S8]" office:value-type="float" office:value="0.255153842167975" calcext:value-type="float">
            <text:p>0.255153842167975</text:p>
          </table:table-cell>
          <table:table-cell table:formula="of:=[.T3]/[.T8]" office:value-type="float" office:value="0.235306724505882" calcext:value-type="float">
            <text:p>0.235306724505882</text:p>
          </table:table-cell>
          <table:table-cell table:formula="of:=[.U3]/[.U8]" office:value-type="float" office:value="0.242367246278766" calcext:value-type="float">
            <text:p>0.242367246278766</text:p>
          </table:table-cell>
          <table:table-cell table:formula="of:=[.V3]/[.V8]" office:value-type="float" office:value="0.261653329629317" calcext:value-type="float">
            <text:p>0.261653329629317</text:p>
          </table:table-cell>
          <table:table-cell table:formula="of:=[.W3]/[.W8]" office:value-type="float" office:value="0.131117869554643" calcext:value-type="float">
            <text:p>0.131117869554643</text:p>
          </table:table-cell>
          <table:table-cell table:formula="of:=[.X3]/[.X8]" office:value-type="float" office:value="0.274559337204689" calcext:value-type="float">
            <text:p>0.274559337204689</text:p>
          </table:table-cell>
          <table:table-cell table:formula="of:=[.Y3]/[.Y8]" office:value-type="float" office:value="0.07487191748484" calcext:value-type="float">
            <text:p>0.07487191748484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I_gr</text:p>
          </table:table-cell>
          <table:table-cell table:number-columns-repeated="2"/>
          <table:table-cell table:formula="of:=([.H10]-[.G10])/[.G10]" office:value-type="float" office:value="-0.129090305260656" calcext:value-type="float">
            <text:p>-0.129090305260656</text:p>
          </table:table-cell>
          <table:table-cell table:formula="of:=([.I10]-[.H10])/[.H10]" office:value-type="float" office:value="0.087580011826477" calcext:value-type="float">
            <text:p>0.087580011826477</text:p>
          </table:table-cell>
          <table:table-cell table:formula="of:=([.J10]-[.I10])/[.I10]" office:value-type="float" office:value="0.0817920493017891" calcext:value-type="float">
            <text:p>0.0817920493017891</text:p>
          </table:table-cell>
          <table:table-cell table:formula="of:=([.K10]-[.J10])/[.J10]" office:value-type="float" office:value="-0.0205987388992999" calcext:value-type="float">
            <text:p>-0.0205987388992999</text:p>
          </table:table-cell>
          <table:table-cell table:formula="of:=([.L10]-[.K10])/[.K10]" office:value-type="float" office:value="-0.0388775041134869" calcext:value-type="float">
            <text:p>-0.0388775041134869</text:p>
          </table:table-cell>
          <table:table-cell table:formula="of:=([.M10]-[.L10])/[.L10]" office:value-type="float" office:value="-0.0121835789871368" calcext:value-type="float">
            <text:p>-0.0121835789871368</text:p>
          </table:table-cell>
          <table:table-cell table:formula="of:=([.N10]-[.M10])/[.M10]" office:value-type="float" office:value="0.0309686593915991" calcext:value-type="float">
            <text:p>0.0309686593915991</text:p>
          </table:table-cell>
          <table:table-cell table:formula="of:=([.O10]-[.N10])/[.N10]" office:value-type="float" office:value="0.0358535855555726" calcext:value-type="float">
            <text:p>0.0358535855555726</text:p>
          </table:table-cell>
          <table:table-cell table:formula="of:=([.P10]-[.O10])/[.O10]" office:value-type="float" office:value="0.0257681539593349" calcext:value-type="float">
            <text:p>0.0257681539593349</text:p>
          </table:table-cell>
          <table:table-cell table:formula="of:=([.Q10]-[.P10])/[.P10]" office:value-type="float" office:value="0.0142878915599672" calcext:value-type="float">
            <text:p>0.0142878915599672</text:p>
          </table:table-cell>
          <table:table-cell table:formula="of:=([.R10]-[.Q10])/[.Q10]" office:value-type="float" office:value="-0.115952745274271" calcext:value-type="float">
            <text:p>-0.115952745274271</text:p>
          </table:table-cell>
          <table:table-cell table:formula="of:=([.S10]-[.R10])/[.R10]" office:value-type="float" office:value="0.179286608508954" calcext:value-type="float">
            <text:p>0.179286608508954</text:p>
          </table:table-cell>
          <table:table-cell table:formula="of:=([.T10]-[.S10])/[.S10]" office:value-type="float" office:value="-0.0777849061313651" calcext:value-type="float">
            <text:p>-0.0777849061313651</text:p>
          </table:table-cell>
          <table:table-cell table:formula="of:=([.U10]-[.T10])/[.T10]" office:value-type="float" office:value="0.0300056098596853" calcext:value-type="float">
            <text:p>0.0300056098596853</text:p>
          </table:table-cell>
          <table:table-cell table:formula="of:=([.V10]-[.U10])/[.U10]" office:value-type="float" office:value="0.079573802346082" calcext:value-type="float">
            <text:p>0.079573802346082</text:p>
          </table:table-cell>
          <table:table-cell table:formula="of:=([.W10]-[.V10])/[.V10]" office:value-type="float" office:value="-0.498887058917244" calcext:value-type="float">
            <text:p>-0.498887058917244</text:p>
          </table:table-cell>
          <table:table-cell table:formula="of:=([.X10]-[.W10])/[.W10]" office:value-type="float" office:value="1.09398869991758" calcext:value-type="float">
            <text:p>1.09398869991758</text:p>
          </table:table-cell>
          <table:table-cell table:formula="of:=([.Y10]-[.X10])/[.X10]" office:value-type="float" office:value="-0.727301507036267" calcext:value-type="float">
            <text:p>-0.727301507036267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Capital Stock</text:p>
          </table:table-cell>
          <table:table-cell office:value-type="float" office:value="47995.6090475" calcext:value-type="float">
            <text:p>47995.6090475</text:p>
          </table:table-cell>
          <table:table-cell office:value-type="float" office:value="50762.838826" calcext:value-type="float">
            <text:p>50762.838826</text:p>
          </table:table-cell>
          <table:table-cell office:value-type="float" office:value="53393.8423075" calcext:value-type="float">
            <text:p>53393.8423075</text:p>
          </table:table-cell>
          <table:table-cell office:value-type="float" office:value="57673.0272717" calcext:value-type="float">
            <text:p>57673.0272717</text:p>
          </table:table-cell>
          <table:table-cell office:value-type="float" office:value="62761.168963" calcext:value-type="float">
            <text:p>62761.168963</text:p>
          </table:table-cell>
          <table:table-cell office:value-type="float" office:value="67500.9668788" calcext:value-type="float">
            <text:p>67500.9668788</text:p>
          </table:table-cell>
          <table:table-cell office:value-type="float" office:value="71922.3606305" calcext:value-type="float">
            <text:p>71922.3606305</text:p>
          </table:table-cell>
          <table:table-cell office:value-type="float" office:value="76857.9337871" calcext:value-type="float">
            <text:p>76857.9337871</text:p>
          </table:table-cell>
          <table:table-cell office:value-type="float" office:value="82924.6657406" calcext:value-type="float">
            <text:p>82924.6657406</text:p>
          </table:table-cell>
          <table:table-cell office:value-type="float" office:value="90136.8502987" calcext:value-type="float">
            <text:p>90136.8502987</text:p>
          </table:table-cell>
          <table:table-cell office:value-type="float" office:value="98246.9020727" calcext:value-type="float">
            <text:p>98246.9020727</text:p>
          </table:table-cell>
          <table:table-cell office:value-type="float" office:value="104861.6397493" calcext:value-type="float">
            <text:p>104861.6397493</text:p>
          </table:table-cell>
          <table:table-cell office:value-type="float" office:value="123016.3230739" calcext:value-type="float">
            <text:p>123016.3230739</text:p>
          </table:table-cell>
          <table:table-cell office:value-type="float" office:value="144256.7487237" calcext:value-type="float">
            <text:p>144256.7487237</text:p>
          </table:table-cell>
          <table:table-cell office:value-type="float" office:value="165960.1463486" calcext:value-type="float">
            <text:p>165960.1463486</text:p>
          </table:table-cell>
          <table:table-cell office:value-type="float" office:value="196409.836196" calcext:value-type="float">
            <text:p>196409.836196</text:p>
          </table:table-cell>
          <table:table-cell office:value-type="float" office:value="193928.5370596" calcext:value-type="float">
            <text:p>193928.5370596</text:p>
          </table:table-cell>
          <table:table-cell office:value-type="float" office:value="215226.3715457" calcext:value-type="float">
            <text:p>215226.3715457</text:p>
          </table:table-cell>
          <table:table-cell office:value-type="float" office:value="174025.4987528" calcext:value-type="float">
            <text:p>174025.4987528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3149.7802518" calcext:value-type="float">
            <text:p>3149.7802518</text:p>
          </table:table-cell>
          <table:table-cell office:value-type="float" office:value="2889.059689" calcext:value-type="float">
            <text:p>2889.059689</text:p>
          </table:table-cell>
          <table:table-cell office:value-type="float" office:value="3323.5491439" calcext:value-type="float">
            <text:p>3323.5491439</text:p>
          </table:table-cell>
          <table:table-cell office:value-type="float" office:value="3873.6320108" calcext:value-type="float">
            <text:p>3873.6320108</text:p>
          </table:table-cell>
          <table:table-cell office:value-type="float" office:value="4127.2881538" calcext:value-type="float">
            <text:p>4127.2881538</text:p>
          </table:table-cell>
          <table:table-cell office:value-type="float" office:value="4237.2915202" calcext:value-type="float">
            <text:p>4237.2915202</text:p>
          </table:table-cell>
          <table:table-cell office:value-type="float" office:value="4453.96071" calcext:value-type="float">
            <text:p>4453.96071</text:p>
          </table:table-cell>
          <table:table-cell office:value-type="float" office:value="4893.0511115" calcext:value-type="float">
            <text:p>4893.0511115</text:p>
          </table:table-cell>
          <table:table-cell office:value-type="float" office:value="5440.8628663" calcext:value-type="float">
            <text:p>5440.8628663</text:p>
          </table:table-cell>
          <table:table-cell office:value-type="float" office:value="6005.0634967" calcext:value-type="float">
            <text:p>6005.0634967</text:p>
          </table:table-cell>
          <table:table-cell office:value-type="float" office:value="6559.5783767" calcext:value-type="float">
            <text:p>6559.5783767</text:p>
          </table:table-cell>
          <table:table-cell office:value-type="float" office:value="6210.6044429" calcext:value-type="float">
            <text:p>6210.6044429</text:p>
          </table:table-cell>
          <table:table-cell office:value-type="float" office:value="8507.0649563" calcext:value-type="float">
            <text:p>8507.0649563</text:p>
          </table:table-cell>
          <table:table-cell office:value-type="float" office:value="9022.2544136" calcext:value-type="float">
            <text:p>9022.2544136</text:p>
          </table:table-cell>
          <table:table-cell office:value-type="float" office:value="10609.7319795" calcext:value-type="float">
            <text:p>10609.7319795</text:p>
          </table:table-cell>
          <table:table-cell office:value-type="float" office:value="13239.3723478" calcext:value-type="float">
            <text:p>13239.3723478</text:p>
          </table:table-cell>
          <table:table-cell office:value-type="float" office:value="6626.5988293" calcext:value-type="float">
            <text:p>6626.5988293</text:p>
          </table:table-cell>
          <table:table-cell office:value-type="float" office:value="14188.2956661" calcext:value-type="float">
            <text:p>14188.2956661</text:p>
          </table:table-cell>
          <table:table-cell office:value-type="float" office:value="3575.5627681" calcext:value-type="float">
            <text:p>3575.56276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4.50698684" calcext:value-type="float">
            <text:p>334.50698684</text:p>
          </table:table-cell>
          <table:table-cell office:value-type="float" office:value="333.06807025" calcext:value-type="float">
            <text:p>333.06807025</text:p>
          </table:table-cell>
          <table:table-cell office:value-type="float" office:value="331.74576698" calcext:value-type="float">
            <text:p>331.74576698</text:p>
          </table:table-cell>
          <table:table-cell office:value-type="float" office:value="325.37101951" calcext:value-type="float">
            <text:p>325.37101951</text:p>
          </table:table-cell>
          <table:table-cell office:value-type="float" office:value="320.56571602" calcext:value-type="float">
            <text:p>320.56571602</text:p>
          </table:table-cell>
          <table:table-cell office:value-type="float" office:value="312.21223213" calcext:value-type="float">
            <text:p>312.21223213</text:p>
          </table:table-cell>
          <table:table-cell office:value-type="float" office:value="303.22838602" calcext:value-type="float">
            <text:p>303.22838602</text:p>
          </table:table-cell>
          <table:table-cell office:value-type="float" office:value="295.25133498" calcext:value-type="float">
            <text:p>295.25133498</text:p>
          </table:table-cell>
          <table:table-cell office:value-type="float" office:value="287.94138173" calcext:value-type="float">
            <text:p>287.94138173</text:p>
          </table:table-cell>
          <table:table-cell office:value-type="float" office:value="281.47960506" calcext:value-type="float">
            <text:p>281.47960506</text:p>
          </table:table-cell>
          <table:table-cell office:value-type="float" office:value="275.89811679" calcext:value-type="float">
            <text:p>275.89811679</text:p>
          </table:table-cell>
          <table:table-cell office:value-type="float" office:value="272.29925129" calcext:value-type="float">
            <text:p>272.29925129</text:p>
          </table:table-cell>
          <table:table-cell office:value-type="float" office:value="269.60138954" calcext:value-type="float">
            <text:p>269.60138954</text:p>
          </table:table-cell>
          <table:table-cell office:value-type="float" office:value="263.81461565" calcext:value-type="float">
            <text:p>263.81461565</text:p>
          </table:table-cell>
          <table:table-cell office:value-type="float" office:value="258.24634363" calcext:value-type="float">
            <text:p>258.24634363</text:p>
          </table:table-cell>
          <table:table-cell office:value-type="float" office:value="254.27032034" calcext:value-type="float">
            <text:p>254.27032034</text:p>
          </table:table-cell>
          <table:table-cell office:value-type="float" office:value="251.51183721" calcext:value-type="float">
            <text:p>251.51183721</text:p>
          </table:table-cell>
          <table:table-cell office:value-type="float" office:value="247.74783906" calcext:value-type="float">
            <text:p>247.74783906</text:p>
          </table:table-cell>
          <table:table-cell office:value-type="float" office:value="244.41427469" calcext:value-type="float">
            <text:p>244.41427469</text:p>
          </table:table-cell>
        </table:table-row>
        <table:table-row table:style-name="ro1">
          <table:table-cell office:value-type="string" calcext:value-type="string">
            <text:p>GDPreal</text:p>
          </table:table-cell>
          <table:table-cell office:value-type="float" office:value="13624.5149588" calcext:value-type="float">
            <text:p>13624.5149588</text:p>
          </table:table-cell>
          <table:table-cell office:value-type="float" office:value="14349.0841953" calcext:value-type="float">
            <text:p>14349.0841953</text:p>
          </table:table-cell>
          <table:table-cell office:value-type="float" office:value="15177.7906028" calcext:value-type="float">
            <text:p>15177.7906028</text:p>
          </table:table-cell>
          <table:table-cell office:value-type="float" office:value="16352.3821453" calcext:value-type="float">
            <text:p>16352.3821453</text:p>
          </table:table-cell>
          <table:table-cell office:value-type="float" office:value="17789.6252228" calcext:value-type="float">
            <text:p>17789.6252228</text:p>
          </table:table-cell>
          <table:table-cell office:value-type="float" office:value="19002.5379874" calcext:value-type="float">
            <text:p>19002.5379874</text:p>
          </table:table-cell>
          <table:table-cell office:value-type="float" office:value="20220.5705541" calcext:value-type="float">
            <text:p>20220.5705541</text:p>
          </table:table-cell>
          <table:table-cell office:value-type="float" office:value="21546.7271964" calcext:value-type="float">
            <text:p>21546.7271964</text:p>
          </table:table-cell>
          <table:table-cell office:value-type="float" office:value="23129.7515087" calcext:value-type="float">
            <text:p>23129.7515087</text:p>
          </table:table-cell>
          <table:table-cell office:value-type="float" office:value="24886.9444964" calcext:value-type="float">
            <text:p>24886.9444964</text:p>
          </table:table-cell>
          <table:table-cell office:value-type="float" office:value="26802.0899197" calcext:value-type="float">
            <text:p>26802.0899197</text:p>
          </table:table-cell>
          <table:table-cell office:value-type="float" office:value="28704.5752007" calcext:value-type="float">
            <text:p>28704.5752007</text:p>
          </table:table-cell>
          <table:table-cell office:value-type="float" office:value="33340.9243773" calcext:value-type="float">
            <text:p>33340.9243773</text:p>
          </table:table-cell>
          <table:table-cell office:value-type="float" office:value="38342.5268978" calcext:value-type="float">
            <text:p>38342.5268978</text:p>
          </table:table-cell>
          <table:table-cell office:value-type="float" office:value="43775.4364189" calcext:value-type="float">
            <text:p>43775.4364189</text:p>
          </table:table-cell>
          <table:table-cell office:value-type="float" office:value="50598.9064483" calcext:value-type="float">
            <text:p>50598.9064483</text:p>
          </table:table-cell>
          <table:table-cell office:value-type="float" office:value="50539.2503082" calcext:value-type="float">
            <text:p>50539.2503082</text:p>
          </table:table-cell>
          <table:table-cell office:value-type="float" office:value="51676.6095466" calcext:value-type="float">
            <text:p>51676.6095466</text:p>
          </table:table-cell>
          <table:table-cell office:value-type="float" office:value="47755.7258878" calcext:value-type="float">
            <text:p>47755.7258878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table:formula="of:=[.B3]/[.B5]" office:value-type="float" office:value="0.231184762270423" calcext:value-type="float">
            <text:p>0.231184762270423</text:p>
          </table:table-cell>
          <table:table-cell table:formula="of:=[.C3]/[.C5]" office:value-type="float" office:value="0.201341050737322" calcext:value-type="float">
            <text:p>0.201341050737322</text:p>
          </table:table-cell>
          <table:table-cell table:formula="of:=[.D3]/[.D5]" office:value-type="float" office:value="0.218974502342052" calcext:value-type="float">
            <text:p>0.218974502342052</text:p>
          </table:table-cell>
          <table:table-cell table:formula="of:=[.E3]/[.E5]" office:value-type="float" office:value="0.236884875633448" calcext:value-type="float">
            <text:p>0.236884875633448</text:p>
          </table:table-cell>
          <table:table-cell table:formula="of:=[.F3]/[.F5]" office:value-type="float" office:value="0.232005345931081" calcext:value-type="float">
            <text:p>0.232005345931081</text:p>
          </table:table-cell>
          <table:table-cell table:formula="of:=[.G3]/[.G5]" office:value-type="float" office:value="0.222985557140295" calcext:value-type="float">
            <text:p>0.222985557140295</text:p>
          </table:table-cell>
          <table:table-cell table:formula="of:=[.H3]/[.H5]" office:value-type="float" office:value="0.220268794991885" calcext:value-type="float">
            <text:p>0.220268794991885</text:p>
          </table:table-cell>
          <table:table-cell table:formula="of:=[.I3]/[.I5]" office:value-type="float" office:value="0.227090224278587" calcext:value-type="float">
            <text:p>0.227090224278587</text:p>
          </table:table-cell>
          <table:table-cell table:formula="of:=[.J3]/[.J5]" office:value-type="float" office:value="0.235232223063593" calcext:value-type="float">
            <text:p>0.235232223063593</text:p>
          </table:table-cell>
          <table:table-cell table:formula="of:=[.K3]/[.K5]" office:value-type="float" office:value="0.241293723203692" calcext:value-type="float">
            <text:p>0.241293723203692</text:p>
          </table:table-cell>
          <table:table-cell table:formula="of:=[.L3]/[.L5]" office:value-type="float" office:value="0.244741301754928" calcext:value-type="float">
            <text:p>0.244741301754928</text:p>
          </table:table-cell>
          <table:table-cell table:formula="of:=[.M3]/[.M5]" office:value-type="float" office:value="0.216362875934445" calcext:value-type="float">
            <text:p>0.216362875934445</text:p>
          </table:table-cell>
          <table:table-cell table:formula="of:=[.N3]/[.N5]" office:value-type="float" office:value="0.255153842167975" calcext:value-type="float">
            <text:p>0.255153842167975</text:p>
          </table:table-cell>
          <table:table-cell table:formula="of:=[.O3]/[.O5]" office:value-type="float" office:value="0.235306724505882" calcext:value-type="float">
            <text:p>0.235306724505882</text:p>
          </table:table-cell>
          <table:table-cell table:formula="of:=[.P3]/[.P5]" office:value-type="float" office:value="0.242367246278766" calcext:value-type="float">
            <text:p>0.242367246278766</text:p>
          </table:table-cell>
          <table:table-cell table:formula="of:=[.Q3]/[.Q5]" office:value-type="float" office:value="0.261653329629317" calcext:value-type="float">
            <text:p>0.261653329629317</text:p>
          </table:table-cell>
          <table:table-cell table:formula="of:=[.R3]/[.R5]" office:value-type="float" office:value="0.131117869554643" calcext:value-type="float">
            <text:p>0.131117869554643</text:p>
          </table:table-cell>
          <table:table-cell table:formula="of:=[.S3]/[.S5]" office:value-type="float" office:value="0.274559337204689" calcext:value-type="float">
            <text:p>0.274559337204689</text:p>
          </table:table-cell>
          <table:table-cell table:formula="of:=[.T3]/[.T5]" office:value-type="float" office:value="0.07487191748484" calcext:value-type="float">
            <text:p>0.07487191748484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[$Sheet1.B2]/[$Sheet1.$D$2]" office:value-type="float" office:value="0.898897831159798" calcext:value-type="float">
            <text:p>0.898897831159798</text:p>
          </table:table-cell>
          <table:table-cell table:formula="of:=[$Sheet1.C2]/[$Sheet1.$D$2]" office:value-type="float" office:value="0.950724589806671" calcext:value-type="float">
            <text:p>0.950724589806671</text:p>
          </table:table-cell>
          <table:table-cell table:formula="of:=[$Sheet1.D2]/[$Sheet1.$D$2]" office:value-type="float" office:value="1" calcext:value-type="float">
            <text:p>1</text:p>
          </table:table-cell>
          <table:table-cell table:formula="of:=[$Sheet1.E2]/[$Sheet1.$D$2]" office:value-type="float" office:value="1.08014379147984" calcext:value-type="float">
            <text:p>1.08014379147984</text:p>
          </table:table-cell>
          <table:table-cell table:formula="of:=[$Sheet1.F2]/[$Sheet1.$D$2]" office:value-type="float" office:value="1.17543833241205" calcext:value-type="float">
            <text:p>1.17543833241205</text:p>
          </table:table-cell>
          <table:table-cell table:formula="of:=[$Sheet1.G2]/[$Sheet1.$D$2]" office:value-type="float" office:value="1.2642088293638" calcext:value-type="float">
            <text:p>1.2642088293638</text:p>
          </table:table-cell>
          <table:table-cell table:formula="of:=[$Sheet1.H2]/[$Sheet1.$D$2]" office:value-type="float" office:value="1.34701601387464" calcext:value-type="float">
            <text:p>1.34701601387464</text:p>
          </table:table-cell>
          <table:table-cell table:formula="of:=[$Sheet1.I2]/[$Sheet1.$D$2]" office:value-type="float" office:value="1.43945313664576" calcext:value-type="float">
            <text:p>1.43945313664576</text:p>
          </table:table-cell>
          <table:table-cell table:formula="of:=[$Sheet1.J2]/[$Sheet1.$D$2]" office:value-type="float" office:value="1.55307545134192" calcext:value-type="float">
            <text:p>1.55307545134192</text:p>
          </table:table-cell>
          <table:table-cell table:formula="of:=[$Sheet1.K2]/[$Sheet1.$D$2]" office:value-type="float" office:value="1.68815066313441" calcext:value-type="float">
            <text:p>1.68815066313441</text:p>
          </table:table-cell>
          <table:table-cell table:formula="of:=[$Sheet1.L2]/[$Sheet1.$D$2]" office:value-type="float" office:value="1.84004180682273" calcext:value-type="float">
            <text:p>1.84004180682273</text:p>
          </table:table-cell>
          <table:table-cell table:formula="of:=[$Sheet1.M2]/[$Sheet1.$D$2]" office:value-type="float" office:value="1.96392758448422" calcext:value-type="float">
            <text:p>1.96392758448422</text:p>
          </table:table-cell>
          <table:table-cell table:formula="of:=[$Sheet1.N2]/[$Sheet1.$D$2]" office:value-type="float" office:value="2.30394213560129" calcext:value-type="float">
            <text:p>2.30394213560129</text:p>
          </table:table-cell>
          <table:table-cell table:formula="of:=[$Sheet1.O2]/[$Sheet1.$D$2]" office:value-type="float" office:value="2.70174878767691" calcext:value-type="float">
            <text:p>2.70174878767691</text:p>
          </table:table-cell>
          <table:table-cell table:formula="of:=[$Sheet1.P2]/[$Sheet1.$D$2]" office:value-type="float" office:value="3.10822632678915" calcext:value-type="float">
            <text:p>3.10822632678915</text:p>
          </table:table-cell>
          <table:table-cell table:formula="of:=[$Sheet1.Q2]/[$Sheet1.$D$2]" office:value-type="float" office:value="3.67851099879379" calcext:value-type="float">
            <text:p>3.67851099879379</text:p>
          </table:table-cell>
          <table:table-cell table:formula="of:=[$Sheet1.R2]/[$Sheet1.$D$2]" office:value-type="float" office:value="3.63203936406651" calcext:value-type="float">
            <text:p>3.63203936406651</text:p>
          </table:table-cell>
          <table:table-cell table:formula="of:=[$Sheet1.S2]/[$Sheet1.$D$2]" office:value-type="float" office:value="4.03092121196657" calcext:value-type="float">
            <text:p>4.03092121196657</text:p>
          </table:table-cell>
          <table:table-cell table:formula="of:=[$Sheet1.T2]/[$Sheet1.$D$2]" office:value-type="float" office:value="3.2592803070918" calcext:value-type="float">
            <text:p>3.25928030709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[$Sheet1.B4]/[$Sheet1.$D$4]" office:value-type="float" office:value="1.00832330095765" calcext:value-type="float">
            <text:p>1.00832330095765</text:p>
          </table:table-cell>
          <table:table-cell table:formula="of:=[$Sheet1.C4]/[$Sheet1.$D$4]" office:value-type="float" office:value="1.00398589342085" calcext:value-type="float">
            <text:p>1.00398589342085</text:p>
          </table:table-cell>
          <table:table-cell table:formula="of:=[$Sheet1.D4]/[$Sheet1.$D$4]" office:value-type="float" office:value="1" calcext:value-type="float">
            <text:p>1</text:p>
          </table:table-cell>
          <table:table-cell table:formula="of:=[$Sheet1.E4]/[$Sheet1.$D$4]" office:value-type="float" office:value="0.980784238701728" calcext:value-type="float">
            <text:p>0.980784238701728</text:p>
          </table:table-cell>
          <table:table-cell table:formula="of:=[$Sheet1.F4]/[$Sheet1.$D$4]" office:value-type="float" office:value="0.96629934102317" calcext:value-type="float">
            <text:p>0.96629934102317</text:p>
          </table:table-cell>
          <table:table-cell table:formula="of:=[$Sheet1.G4]/[$Sheet1.$D$4]" office:value-type="float" office:value="0.941118962789425" calcext:value-type="float">
            <text:p>0.941118962789425</text:p>
          </table:table-cell>
          <table:table-cell table:formula="of:=[$Sheet1.H4]/[$Sheet1.$D$4]" office:value-type="float" office:value="0.914038448117654" calcext:value-type="float">
            <text:p>0.914038448117654</text:p>
          </table:table-cell>
          <table:table-cell table:formula="of:=[$Sheet1.I4]/[$Sheet1.$D$4]" office:value-type="float" office:value="0.889992772681859" calcext:value-type="float">
            <text:p>0.889992772681859</text:p>
          </table:table-cell>
          <table:table-cell table:formula="of:=[$Sheet1.J4]/[$Sheet1.$D$4]" office:value-type="float" office:value="0.8679579677873" calcext:value-type="float">
            <text:p>0.8679579677873</text:p>
          </table:table-cell>
          <table:table-cell table:formula="of:=[$Sheet1.K4]/[$Sheet1.$D$4]" office:value-type="float" office:value="0.84847986945669" calcext:value-type="float">
            <text:p>0.84847986945669</text:p>
          </table:table-cell>
          <table:table-cell table:formula="of:=[$Sheet1.L4]/[$Sheet1.$D$4]" office:value-type="float" office:value="0.831655274162498" calcext:value-type="float">
            <text:p>0.831655274162498</text:p>
          </table:table-cell>
          <table:table-cell table:formula="of:=[$Sheet1.M4]/[$Sheet1.$D$4]" office:value-type="float" office:value="0.820807010648055" calcext:value-type="float">
            <text:p>0.820807010648055</text:p>
          </table:table-cell>
          <table:table-cell table:formula="of:=[$Sheet1.N4]/[$Sheet1.$D$4]" office:value-type="float" office:value="0.812674693619387" calcext:value-type="float">
            <text:p>0.812674693619387</text:p>
          </table:table-cell>
          <table:table-cell table:formula="of:=[$Sheet1.O4]/[$Sheet1.$D$4]" office:value-type="float" office:value="0.795231294287787" calcext:value-type="float">
            <text:p>0.795231294287787</text:p>
          </table:table-cell>
          <table:table-cell table:formula="of:=[$Sheet1.P4]/[$Sheet1.$D$4]" office:value-type="float" office:value="0.778446537482327" calcext:value-type="float">
            <text:p>0.778446537482327</text:p>
          </table:table-cell>
          <table:table-cell table:formula="of:=[$Sheet1.Q4]/[$Sheet1.$D$4]" office:value-type="float" office:value="0.766461385942354" calcext:value-type="float">
            <text:p>0.766461385942354</text:p>
          </table:table-cell>
          <table:table-cell table:formula="of:=[$Sheet1.R4]/[$Sheet1.$D$4]" office:value-type="float" office:value="0.758146334464497" calcext:value-type="float">
            <text:p>0.758146334464497</text:p>
          </table:table-cell>
          <table:table-cell table:formula="of:=[$Sheet1.S4]/[$Sheet1.$D$4]" office:value-type="float" office:value="0.746800302277666" calcext:value-type="float">
            <text:p>0.746800302277666</text:p>
          </table:table-cell>
          <table:table-cell table:formula="of:=[$Sheet1.T4]/[$Sheet1.$D$4]" office:value-type="float" office:value="0.736751750941663" calcext:value-type="float">
            <text:p>0.736751750941663</text:p>
          </table:table-cell>
        </table:table-row>
        <table:table-row table:style-name="ro1">
          <table:table-cell office:value-type="string" calcext:value-type="string">
            <text:p>GDPreal</text:p>
          </table:table-cell>
          <table:table-cell table:formula="of:=[$Sheet1.B5]/[$Sheet1.$D$5]" office:value-type="float" office:value="0.897661281233288" calcext:value-type="float">
            <text:p>0.897661281233288</text:p>
          </table:table-cell>
          <table:table-cell table:formula="of:=[$Sheet1.C5]/[$Sheet1.$D$5]" office:value-type="float" office:value="0.94540006321163" calcext:value-type="float">
            <text:p>0.94540006321163</text:p>
          </table:table-cell>
          <table:table-cell table:formula="of:=[$Sheet1.D5]/[$Sheet1.$D$5]" office:value-type="float" office:value="1" calcext:value-type="float">
            <text:p>1</text:p>
          </table:table-cell>
          <table:table-cell table:formula="of:=[$Sheet1.E5]/[$Sheet1.$D$5]" office:value-type="float" office:value="1.07738883565065" calcext:value-type="float">
            <text:p>1.07738883565065</text:p>
          </table:table-cell>
          <table:table-cell table:formula="of:=[$Sheet1.F5]/[$Sheet1.$D$5]" office:value-type="float" office:value="1.17208266264513" calcext:value-type="float">
            <text:p>1.17208266264513</text:p>
          </table:table-cell>
          <table:table-cell table:formula="of:=[$Sheet1.G5]/[$Sheet1.$D$5]" office:value-type="float" office:value="1.25199632045882" calcext:value-type="float">
            <text:p>1.25199632045882</text:p>
          </table:table-cell>
          <table:table-cell table:formula="of:=[$Sheet1.H5]/[$Sheet1.$D$5]" office:value-type="float" office:value="1.33224730023418" calcext:value-type="float">
            <text:p>1.33224730023418</text:p>
          </table:table-cell>
          <table:table-cell table:formula="of:=[$Sheet1.I5]/[$Sheet1.$D$5]" office:value-type="float" office:value="1.41962211498853" calcext:value-type="float">
            <text:p>1.41962211498853</text:p>
          </table:table-cell>
          <table:table-cell table:formula="of:=[$Sheet1.J5]/[$Sheet1.$D$5]" office:value-type="float" office:value="1.52392084684796" calcext:value-type="float">
            <text:p>1.52392084684796</text:p>
          </table:table-cell>
          <table:table-cell table:formula="of:=[$Sheet1.K5]/[$Sheet1.$D$5]" office:value-type="float" office:value="1.63969481116763" calcext:value-type="float">
            <text:p>1.63969481116763</text:p>
          </table:table-cell>
          <table:table-cell table:formula="of:=[$Sheet1.L5]/[$Sheet1.$D$5]" office:value-type="float" office:value="1.76587558895137" calcext:value-type="float">
            <text:p>1.76587558895137</text:p>
          </table:table-cell>
          <table:table-cell table:formula="of:=[$Sheet1.M5]/[$Sheet1.$D$5]" office:value-type="float" office:value="1.89122224386233" calcext:value-type="float">
            <text:p>1.89122224386233</text:p>
          </table:table-cell>
          <table:table-cell table:formula="of:=[$Sheet1.N5]/[$Sheet1.$D$5]" office:value-type="float" office:value="2.19669155082093" calcext:value-type="float">
            <text:p>2.19669155082093</text:p>
          </table:table-cell>
          <table:table-cell table:formula="of:=[$Sheet1.O5]/[$Sheet1.$D$5]" office:value-type="float" office:value="2.52622584546176" calcext:value-type="float">
            <text:p>2.52622584546176</text:p>
          </table:table-cell>
          <table:table-cell table:formula="of:=[$Sheet1.P5]/[$Sheet1.$D$5]" office:value-type="float" office:value="2.88417712198667" calcext:value-type="float">
            <text:p>2.88417712198667</text:p>
          </table:table-cell>
          <table:table-cell table:formula="of:=[$Sheet1.Q5]/[$Sheet1.$D$5]" office:value-type="float" office:value="3.33374650978289" calcext:value-type="float">
            <text:p>3.33374650978289</text:p>
          </table:table-cell>
          <table:table-cell table:formula="of:=[$Sheet1.R5]/[$Sheet1.$D$5]" office:value-type="float" office:value="3.32981602071098" calcext:value-type="float">
            <text:p>3.32981602071098</text:p>
          </table:table-cell>
          <table:table-cell table:formula="of:=[$Sheet1.S5]/[$Sheet1.$D$5]" office:value-type="float" office:value="3.40475177836929" calcext:value-type="float">
            <text:p>3.40475177836929</text:p>
          </table:table-cell>
          <table:table-cell table:formula="of:=[$Sheet1.T5]/[$Sheet1.$D$5]" office:value-type="float" office:value="3.146421448125" calcext:value-type="float">
            <text:p>3.146421448125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table:formula="of:=[$Sheet1.B6]/[$Sheet1.$D$6]" office:value-type="float" office:value="1.05576110368" calcext:value-type="float">
            <text:p>1.05576110368</text:p>
          </table:table-cell>
          <table:table-cell table:formula="of:=[$Sheet1.C6]/[$Sheet1.$D$6]" office:value-type="float" office:value="0.91947258052362" calcext:value-type="float">
            <text:p>0.91947258052362</text:p>
          </table:table-cell>
          <table:table-cell table:formula="of:=[$Sheet1.D6]/[$Sheet1.$D$6]" office:value-type="float" office:value="1" calcext:value-type="float">
            <text:p>1</text:p>
          </table:table-cell>
          <table:table-cell table:formula="of:=[$Sheet1.E6]/[$Sheet1.$D$6]" office:value-type="float" office:value="1.08179204930179" calcext:value-type="float">
            <text:p>1.08179204930179</text:p>
          </table:table-cell>
          <table:table-cell table:formula="of:=[$Sheet1.F6]/[$Sheet1.$D$6]" office:value-type="float" office:value="1.05950849733488" calcext:value-type="float">
            <text:p>1.05950849733488</text:p>
          </table:table-cell>
          <table:table-cell table:formula="of:=[$Sheet1.G6]/[$Sheet1.$D$6]" office:value-type="float" office:value="1.01831745137147" calcext:value-type="float">
            <text:p>1.01831745137147</text:p>
          </table:table-cell>
          <table:table-cell table:formula="of:=[$Sheet1.H6]/[$Sheet1.$D$6]" office:value-type="float" office:value="1.00591070026871" calcext:value-type="float">
            <text:p>1.00591070026871</text:p>
          </table:table-cell>
          <table:table-cell table:formula="of:=[$Sheet1.I6]/[$Sheet1.$D$6]" office:value-type="float" office:value="1.03706240612369" calcext:value-type="float">
            <text:p>1.03706240612369</text:p>
          </table:table-cell>
          <table:table-cell table:formula="of:=[$Sheet1.J6]/[$Sheet1.$D$6]" office:value-type="float" office:value="1.07424481182812" calcext:value-type="float">
            <text:p>1.07424481182812</text:p>
          </table:table-cell>
          <table:table-cell table:formula="of:=[$Sheet1.K6]/[$Sheet1.$D$6]" office:value-type="float" office:value="1.10192611752932" calcext:value-type="float">
            <text:p>1.10192611752932</text:p>
          </table:table-cell>
          <table:table-cell table:formula="of:=[$Sheet1.L6]/[$Sheet1.$D$6]" office:value-type="float" office:value="1.11767031840368" calcext:value-type="float">
            <text:p>1.11767031840368</text:p>
          </table:table-cell>
          <table:table-cell table:formula="of:=[$Sheet1.M6]/[$Sheet1.$D$6]" office:value-type="float" office:value="0.988073376673201" calcext:value-type="float">
            <text:p>0.988073376673201</text:p>
          </table:table-cell>
          <table:table-cell table:formula="of:=[$Sheet1.N6]/[$Sheet1.$D$6]" office:value-type="float" office:value="1.16522170133493" calcext:value-type="float">
            <text:p>1.16522170133493</text:p>
          </table:table-cell>
          <table:table-cell table:formula="of:=[$Sheet1.O6]/[$Sheet1.$D$6]" office:value-type="float" office:value="1.07458504067436" calcext:value-type="float">
            <text:p>1.07458504067436</text:p>
          </table:table-cell>
          <table:table-cell table:formula="of:=[$Sheet1.P6]/[$Sheet1.$D$6]" office:value-type="float" office:value="1.10682862016589" calcext:value-type="float">
            <text:p>1.10682862016589</text:p>
          </table:table-cell>
          <table:table-cell table:formula="of:=[$Sheet1.Q6]/[$Sheet1.$D$6]" office:value-type="float" office:value="1.19490318201796" calcext:value-type="float">
            <text:p>1.19490318201796</text:p>
          </table:table-cell>
          <table:table-cell table:formula="of:=[$Sheet1.R6]/[$Sheet1.$D$6]" office:value-type="float" office:value="0.598781447850163" calcext:value-type="float">
            <text:p>0.598781447850163</text:p>
          </table:table-cell>
          <table:table-cell table:formula="of:=[$Sheet1.S6]/[$Sheet1.$D$6]" office:value-type="float" office:value="1.25384158551853" calcext:value-type="float">
            <text:p>1.25384158551853</text:p>
          </table:table-cell>
          <table:table-cell table:formula="of:=[$Sheet1.T6]/[$Sheet1.$D$6]" office:value-type="float" office:value="0.34192071078616" calcext:value-type="float">
            <text:p>0.34192071078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7:23:41.713134646</meta:creation-date>
    <dc:date>2023-06-05T16:23:49.996776452</dc:date>
    <meta:editing-duration>P1DT18H26M8S</meta:editing-duration>
    <meta:editing-cycles>4</meta:editing-cycles>
    <meta:generator>LibreOffice/7.3.7.2$Linux_X86_64 LibreOffice_project/30$Build-2</meta:generator>
    <meta:document-statistic meta:table-count="3" meta:cell-count="372" meta:object-count="0"/>
  </office:meta>
</office:document-meta>
</file>